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4.92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ryegrass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Ray grass</text:p>
          </table:table-cell>
          <table:table-cell table:style-name="ce7" office:value-type="date" office:date-value="2019-04-20" calcext:value-type="date">
            <text:p>20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litter_cattle_manur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oulage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ROL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rye_grass_see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dainage</text:p>
          </table:table-cell>
          <table:table-cell table:style-name="ce5"/>
          <table:table-cell table:style-name="ce6"/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5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IL_400CV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5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8" office:value-type="string" calcext:value-type="string">
            <text:p>rye_grass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anage</text:p>
          </table:table-cell>
          <table:table-cell table:style-name="ce5" table:number-columns-repeated="2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TED_MOU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dainage</text:p>
          </table:table-cell>
          <table:table-cell table:style-name="ce5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PRE_ROU_120X160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rye_grass_h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TRA_FLA_10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anage</text:p>
          </table:table-cell>
          <table:table-cell table:style-name="ce5" table:number-columns-repeated="2"/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TED_MOU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ndainage</text:p>
          </table:table-cell>
          <table:table-cell table:style-name="ce5" table:number-columns-repeated="2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PRE_ROU_120X160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rye_grass_h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TRA_FLA_10M</text:p>
          </table:table-cell>
          <table:table-cell table:style-name="ce9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60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iologiq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4" office:value-type="string" calcext:value-type="string">
            <text:p>ryegrass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Ray grass</text:p>
          </table:table-cell>
          <table:table-cell table:style-name="ce7" office:value-type="date" office:date-value="2019-04-20" calcext:value-type="date">
            <text:p>20/4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 table:style-name="ce4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20" calcext:value-type="float">
            <text:p>-20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4" office:value-type="string" calcext:value-type="string">
            <text:p>litter_cattle_manur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oulage</text:p>
          </table:table-cell>
          <table:table-cell table:style-name="ce2" table:number-columns-repeated="2"/>
          <table:table-cell table:style-name="ce2" office:value-type="float" office:value="-10" calcext:value-type="float">
            <text:p>-10</text:p>
          </table:table-cell>
          <table:table-cell table:style-name="ce2" office:value-type="string" calcext:value-type="string">
            <text:p>ROL_6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2" office:value-type="string" calcext:value-type="string">
            <text:p>rye_grass_seed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dainage</text:p>
          </table:table-cell>
          <table:table-cell table:style-name="ce5"/>
          <table:table-cell table:style-name="ce6"/>
          <table:table-cell table:style-name="ce8" office:value-type="float" office:value="52" calcext:value-type="float">
            <text:p>52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5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IL_400CV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5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table:style-name="ce8" office:value-type="string" calcext:value-type="string">
            <text:p>rye_grass_sila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anage</text:p>
          </table:table-cell>
          <table:table-cell table:style-name="ce5" table:number-columns-repeated="2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TED_MOU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ndainage</text:p>
          </table:table-cell>
          <table:table-cell table:style-name="ce5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PRE_ROU_120X160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rye_grass_h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TRA_FLA_10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auchage</text:p>
          </table:table-cell>
          <table:table-cell table:style-name="ce5" table:number-columns-repeated="2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OW_ROT_3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fanage</text:p>
          </table:table-cell>
          <table:table-cell table:style-name="ce5" table:number-columns-repeated="2"/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TED_MOU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ndainage</text:p>
          </table:table-cell>
          <table:table-cell table:style-name="ce5" table:number-columns-repeated="2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SWA_TRA_6M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PRE_ROU_120X160</text:p>
          </table:table-cell>
          <table:table-cell table:style-name="ce5" table:number-columns-repeated="6"/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ssage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rye_grass_h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transport</text:p>
          </table:table-cell>
          <table:table-cell table:style-name="ce5" table:number-columns-repeated="2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TRA_FLA_10M</text:p>
          </table:table-cell>
          <table:table-cell table:style-name="ce9"/>
          <table:table-cell table:style-name="ce4" table:number-columns-repeated="5"/>
          <table:table-cell table:number-columns-repeated="52"/>
        </table:table-row>
        <table:table-row table:style-name="ro1" table:number-rows-repeated="946">
          <table:table-cell table:style-name="ce4" table:number-columns-repeated="12"/>
          <table:table-cell table:number-columns-repeated="52"/>
        </table:table-row>
        <table:table-row table:style-name="ro2" table:number-rows-repeated="10476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7:10:59.01020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7:11:50.293597464</dc:date>
    <meta:editing-duration>PT1M8S</meta:editing-duration>
    <meta:editing-cycles>2</meta:editing-cycles>
    <meta:document-statistic meta:table-count="2" meta:cell-count="282" meta:object-count="0"/>
  </office:meta>
</office:document-meta>
</file>